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margin-left="0.4916in">
        <style:tab-stops/>
      </style:paragraph-properties>
    </style:style>
    <style:style style:name="P3" style:parent-style-name="Normale" style:family="paragraph">
      <style:paragraph-properties fo:margin-left="0.4916in">
        <style:tab-stops/>
      </style:paragraph-properties>
    </style:style>
    <style:style style:name="P4" style:parent-style-name="Normale" style:family="paragraph">
      <style:paragraph-properties fo:line-height="105%"/>
    </style:style>
    <style:style style:name="P5" style:parent-style-name="Normale" style:family="paragraph">
      <style:paragraph-properties fo:line-height="105%"/>
    </style:style>
    <style:style style:name="P6" style:parent-style-name="Normale" style:family="paragraph">
      <style:paragraph-properties fo:line-height="105%"/>
    </style:style>
    <style:style style:name="P7" style:parent-style-name="Normale" style:family="paragraph">
      <style:paragraph-properties fo:line-height="105%"/>
    </style:style>
    <style:style style:name="P8" style:parent-style-name="Normale" style:family="paragraph">
      <style:paragraph-properties fo:line-height="105%"/>
    </style:style>
    <style:style style:name="P9" style:parent-style-name="Normale" style:family="paragraph">
      <style:paragraph-properties fo:line-height="105%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family="paragraph">
      <style:paragraph-properties fo:line-height="105%"/>
    </style:style>
    <style:style style:name="T13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Normale" style:family="paragraph">
      <style:paragraph-properties fo:line-height="105%"/>
    </style:style>
    <style:style style:name="T16" style:parent-style-name="Car.predefinitoparagrafo" style:family="text">
      <style:text-properties style:font-name="Segoe UI Emoji" style:font-name-complex="Segoe UI Emoji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style:font-name="Segoe UI Emoji" style:font-name-complex="Segoe UI Emoji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style:font-name="Segoe UI Emoji" style:font-name-complex="Segoe UI Emoji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T22" style:parent-style-name="Car.predefinitoparagrafo" style:family="text">
      <style:text-properties style:font-name="Segoe UI Emoji" style:font-name-complex="Segoe UI Emoji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P24" style:parent-style-name="Normale" style:family="paragraph">
      <style:paragraph-properties fo:line-height="105%"/>
    </style:style>
    <style:style style:name="T25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Normale" style:family="paragraph">
      <style:paragraph-properties fo:line-height="105%"/>
    </style:style>
    <style:style style:name="T28" style:parent-style-name="Car.predefinitoparagrafo" style:family="text">
      <style:text-properties style:font-name="Segoe UI Emoji" style:font-name-complex="Segoe UI Emoji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style:font-name="Segoe UI Emoji" style:font-name-complex="Segoe UI Emoji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style:font-name="Segoe UI Emoji" style:font-name-complex="Segoe UI Emoji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style:font-name="Segoe UI Emoji" style:font-name-complex="Segoe UI Emoji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style:font-name="Segoe UI Emoji" style:font-name-complex="Segoe UI Emoji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Normale" style:family="paragraph">
      <style:paragraph-properties fo:line-height="105%"/>
    </style:style>
    <style:style style:name="T40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Normale" style:list-style-name="LFO1" style:family="paragraph">
      <style:paragraph-properties fo:line-height="105%"/>
      <style:text-properties fo:hyphenate="true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Normale" style:list-style-name="LFO1" style:family="paragraph">
      <style:paragraph-properties fo:line-height="105%"/>
      <style:text-properties fo:hyphenate="true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Normale" style:family="paragraph">
      <style:paragraph-properties fo:line-height="105%"/>
    </style:style>
    <style:style style:name="T49" style:parent-style-name="Car.predefinitoparagrafo" style:family="text">
      <style:text-properties style:font-name="Segoe UI Emoji" style:font-name-complex="Segoe UI Emoji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style:font-name="Segoe UI Emoji" style:font-name-complex="Segoe UI Emoji"/>
    </style:style>
    <style:style style:name="P53" style:parent-style-name="Normale" style:family="paragraph">
      <style:text-properties fo:font-weight="bold" style:font-weight-asian="bold" style:font-weight-complex="bold"/>
    </style:style>
    <style:style style:name="P54" style:parent-style-name="Normale" style:family="paragraph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Normale" style:family="paragraph">
      <style:text-properties fo:font-weight="bold" style:font-weight-asian="bold" style:font-weight-complex="bold"/>
    </style:style>
    <style:style style:name="P59" style:parent-style-name="Normale" style:list-style-name="LFO2" style:family="paragraph"/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Normale" style:list-style-name="LFO2" style:family="paragraph"/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Normale" style:list-style-name="LFO2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T65" style:parent-style-name="Car.predefinitoparagrafo" style:family="text">
      <style:text-properties style:font-name="Segoe UI Emoji" style:font-name-complex="Segoe UI Emoji"/>
    </style:style>
    <style:style style:name="T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2" style:parent-style-name="Normale" style:list-style-name="LFO3" style:family="paragraph"/>
    <style:style style:name="T7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7" style:parent-style-name="Normale" style:list-style-name="LFO3" style:family="paragraph"/>
    <style:style style:name="T7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0" style:parent-style-name="Normale" style:list-style-name="LFO3" style:family="paragraph"/>
    <style:style style:name="T8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4" style:parent-style-name="Car.predefinitoparagrafo" style:family="text">
      <style:text-properties style:font-name="Segoe UI Emoji" style:font-name-complex="Segoe UI Emoji" style:text-underline-type="single" style:text-underline-style="solid" style:text-underline-width="auto" style:text-underline-mode="continuous"/>
    </style:style>
    <style:style style:name="P85" style:parent-style-name="Normale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 treni producono dati tra testo e binario, poi viene trasformato in csv.<text:line-break/>A bordo sono zippati e inviati, un treno produce un file ogni 5 minuti e lo invia a terra.<text:line-break/>Algoritmi che costantemente aprono i file li accorpano in un file che si allunga sempre di più fino a mezzanotte.<text:line-break/>Il dato è evidenziato in colori in base alla gravità.<text:line-break/>Nella tabella i dati sono campionati ogni secondo, la visualizzazione nei fogli excell avviene in modo dettagliato.<text:line-break/><text:line-break/>Automatizzare l’analisi.<text:line-break/>Per ogni singolo treno abbiamo uno storico.<text:line-break/>Il top sarebbe addestramento big data e poi specifico su treno, da capire come si può fare.<text:line-break/>Da quando avviene l’evento c’è un’attesa di 5 minuti.</text:p>
      <text:p text:style-name="P2">Due input di sistema file di testo con il problema e file di testo del treno.<text:line-break/>Output classificazione a colori <text:s/>in base alla gravità.<text:line-break/><text:line-break/>Quando non si riesce ad anticipare il guasto.<text:line-break/>EX il treno non parte perché la porta non si chiude.<text:line-break/>Per questa analisi c’è una persona che la fa.<text:line-break/><text:line-break/>Bisogna fare queste analisi quando il treno accumula un ritardo superiore a 5 minuti.<text:line-break/>Problema, gestire il file d’ingresso non addestramento.<text:line-break/>Ci basiamo sugli LLM e poi li verticalizziamo.<text:line-break/><text:line-break/>Abbiamo in input un treno con un problema, vogliamo sapere quale potrebbe essere il problema, basandoci su LLM verticalizzati.<text:line-break/>Dando in pasto report del macchinista e csv vogliamo sapere qual è il problema.<text:line-break/>Palesemente classificazione, non binaria.<text:line-break/><text:line-break/>Analisi serve per capire la responsabilità, (treno, meteo, linea).<text:line-break/><text:line-break/>Impostare un progetto:<text:line-break/>Fattibilità<text:s/><text:line-break/>modelli da utilizzare<text:line-break/>tempo<text:line-break/>risorse (azure) o altre risorse<text:line-break/>schema architetturale</text:p>
      <text:p text:style-name="P3">Vuole esplorare LLM<text:line-break/></text:p>
      <text:p text:style-name="Normale"/>
      <text:p text:style-name="P4"/>
      <text:p text:style-name="P5"/>
      <text:p text:style-name="P6"/>
      <text:p text:style-name="P7"/>
      <text:p text:style-name="P8"/>
      <text:soft-page-break/>
      <text:p text:style-name="P9">La differenza principale tra<text:s/><text:span text:style-name="T10">spaCy</text:span><text:s/>e<text:s/><text:span text:style-name="T11">GilBERTo</text:span><text:s/>sta nell'approccio alla comprensione del linguaggio naturale:</text:p>
      <text:p text:style-name="P12"><text:span text:style-name="T13">🔹</text:span><text:span text:style-name="T14"><text:s/>spaCy</text:span></text:p>
      <text:p text:style-name="P15"><text:span text:style-name="T16">✅</text:span><text:s/><text:span text:style-name="T17">Rule-based + Machine Learning</text:span>: Combina regole linguistiche con modelli NLP tradizionali (reti neurali meno profonde).<text:line-break/><text:span text:style-name="T18">✅</text:span><text:s/><text:span text:style-name="T19">Veloce ed efficiente</text:span>: Ottimo per analisi sintattiche, Named Entity Recognition (NER), e tokenizzazione.<text:line-break/><text:span text:style-name="T20">✅</text:span><text:s/><text:span text:style-name="T21">Basato su lessico e regole</text:span>: Usa dizionari e parsing sintattico per analizzare il testo.<text:line-break/><text:span text:style-name="T22">❌</text:span><text:s/><text:span text:style-name="T23">Non comprende il significato profondo</text:span>: È meno efficace nel catturare il contesto rispetto ai modelli più avanzati.</text:p>
      <text:p text:style-name="P24"><text:span text:style-name="T25">🔹</text:span><text:span text:style-name="T26"><text:s/>GilBERTo (BERT per l'italiano)</text:span></text:p>
      <text:p text:style-name="P27"><text:span text:style-name="T28">✅</text:span><text:s/><text:span text:style-name="T29">Basato su Trasformers</text:span>: È una variante di<text:s/><text:span text:style-name="T30">BERT</text:span><text:s/>(Bidirectional Encoder Representations from Transformers) addestrata su dati in italiano.<text:line-break/><text:span text:style-name="T31">✅</text:span><text:s/><text:span text:style-name="T32">Comprende il contesto</text:span>: A differenza di spaCy, GilBERTo capisce il significato della frase intera, non solo delle singole parole.<text:line-break/><text:span text:style-name="T33">✅</text:span><text:s/><text:span text:style-name="T34">Ottimo per il Text Classification &amp; Sentiment Analysis</text:span>: Può essere usato per categorizzare frasi in base al loro significato.<text:line-break/><text:span text:style-name="T35">❌</text:span><text:s/><text:span text:style-name="T36">Più pesante e lento</text:span>: Richiede più potenza di calcolo rispetto a spaCy.<text:line-break/><text:span text:style-name="T37">❌</text:span><text:s/><text:span text:style-name="T38">Necessita di fine-tuning</text:span>: Per ottenere risultati precisi su compiti specifici, serve addestrarlo su dati personalizzati.</text:p>
      <text:p text:style-name="P39"><text:span text:style-name="T40">🔥</text:span><text:span text:style-name="T41"><text:s/>Quando usare uno o l’altro?</text:span></text:p>
      <text:list text:style-name="LFO1" text:continue-numbering="true">
        <text:list-item>
          <text:p text:style-name="P42"><text:span text:style-name="T43">Se vuoi efficienza e semplicità</text:span><text:s/>→<text:s/><text:span text:style-name="T44">spaCy</text:span><text:s/>(ottimo per estrarre parole chiave e analizzare la grammatica).</text:p>
        </text:list-item>
        <text:list-item>
          <text:p text:style-name="P45"><text:span text:style-name="T46">Se hai bisogno di un modello più potente che capisca il significato profondo</text:span><text:s/>→<text:s/><text:span text:style-name="T47">GilBERTo (o altri modelli BERT-like)</text:span>.</text:p>
        </text:list-item>
      </text:list>
      <text:p text:style-name="P48"><text:span text:style-name="T49">🔎</text:span><text:s/><text:span text:style-name="T50">Conclusione:</text:span><text:s/>Se il tuo obiettivo è assegnare correttamente una categoria basandoti sul significato della frase,<text:s/><text:span text:style-name="T51">GilBERTo è una scelta migliore</text:span><text:s/>rispetto a spaCy. Vuoi che proviamo a implementarlo?<text:s/><text:span text:style-name="T52">🚀</text:span></text:p>
      <text:p text:style-name="Normale"/>
      <text:p text:style-name="P53">Diciamo che spaCy è più semplice e riduce l’errore nel nostro contesto visto che effettuiamo una mappatura delle parole inerenti, altrimenti bisognerebbe avere molti dati per verticalizzare BERT</text:p>
      <text:p text:style-name="P54"/>
      <text:p text:style-name="Normale">Puoi usare una combinazione di<text:s/><text:span text:style-name="T55">pandas</text:span><text:s/>per leggere il file e analizzare le righe, e<text:s/><text:span text:style-name="T56">langchain</text:span><text:s/>o<text:s/><text:span text:style-name="T57">GPT-4-turbo</text:span><text:s/>per generare spiegazioni in linguaggio naturale sugli errori riscontrati.</text:p>
      <text:p text:style-name="P58">Passaggi:</text:p>
      <text:list text:style-name="LFO2" text:continue-numbering="true">
        <text:list-item>
          <text:p text:style-name="P59"><text:span text:style-name="T60">Leggere il file Excel</text:span><text:s/>con pandas.</text:p>
        </text:list-item>
        <text:list-item>
          <text:p text:style-name="P61"><text:span text:style-name="T62">Identificare gli errori</text:span><text:s/>con controlli specifici (es. valori mancanti, formati errati, incongruenze).</text:p>
        </text:list-item>
        <text:list-item>
          <text:p text:style-name="P63"><text:span text:style-name="T64">Generare una spiegazione naturale</text:span><text:s/>usando GPT-4-turbo o langchain con prompt personalizzati.</text:p>
        </text:list-item>
      </text:list>
      <text:soft-page-break/>
      <text:p text:style-name="Normale">Se vuoi, posso analizzare direttamente il file per capire meglio quali errori potrebbero esserci. Ti va?<text:s/><text:span text:style-name="T65">🚀</text:span></text:p>
      <text:p text:style-name="Normale"><text:span text:style-name="T66">Sì,<text:s/></text:span><text:span text:style-name="T67">GPT-4 Turbo</text:span><text:span text:style-name="T68"><text:s/>è a pagamento se usato tramite l'API di OpenAI o nei piani premium di ChatGPT (ad esempio, ChatGPT Plus).</text:span></text:p>
      <text:p text:style-name="Normale"><text:span text:style-name="T69">Se vuoi una soluzione<text:s/></text:span><text:span text:style-name="T70">gratuita</text:span><text:span text:style-name="T71">, puoi provare:</text:span></text:p>
      <text:list text:style-name="LFO3" text:continue-numbering="true">
        <text:list-item>
          <text:p text:style-name="P72"><text:span text:style-name="T73">Modelli open-source</text:span><text:span text:style-name="T74"><text:s/>come<text:s/></text:span><text:span text:style-name="T75">LLaMA, Mistral o Falcon</text:span><text:span text:style-name="T76"><text:s/>(con librerie come transformers di Hugging Face).</text:span></text:p>
        </text:list-item>
        <text:list-item>
          <text:p text:style-name="P77"><text:span text:style-name="T78">Regole personalizzate</text:span><text:span text:style-name="T79"><text:s/>in Python per generare spiegazioni semplici senza usare IA.</text:span></text:p>
        </text:list-item>
        <text:list-item>
          <text:p text:style-name="P80"><text:span text:style-name="T81">Langchain + un modello locale</text:span><text:span text:style-name="T82"><text:s/>(tipo GPT4All) per avere spiegazioni in linguaggio naturale offline.</text:span></text:p>
        </text:list-item>
      </text:list>
      <text:p text:style-name="Normale"><text:span text:style-name="T83">Dimmi che livello di automazione vuoi e troviamo la soluzione giusta!<text:s/></text:span><text:span text:style-name="T84">😃</text:span></text:p>
      <text:p text:style-name="Normale">Questo script legge il tuo file Excel, filtra le righe pertinenti e utilizza spaCy per analizzare il testo di ciascun evento, generando spiegazioni più articolate. Assicurati di sostituire "/percorso/del/tuo/file.xlsx" con il percorso effettivo del tuo file.</text:p>
      <text:p text:style-name="Normale">Utilizzando spaCy, puoi ottenere spiegazioni più dettagliate e in linguaggio naturale per gli eventi nel tuo file Excel, senza dipendere da modelli a pagamento come GPT-4.</text:p>
      <text:p text:style-name="Normale"/>
      <text:p text:style-name="Normale"/>
      <text:p text:style-name="Normale">import pandas as pd</text:p>
      <text:p text:style-name="Normale">import spacy</text:p>
      <text:p text:style-name="Normale">import openai <text:s/># Libreria OpenAI per usare GPT-4</text:p>
      <text:p text:style-name="Normale">import os</text:p>
      <text:p text:style-name="Normale"/>
      <text:p text:style-name="Normale"># Carica il modello linguistico italiano di spaCy</text:p>
      <text:p text:style-name="Normale">nlp = spacy.load("it_core_news_lg")</text:p>
      <text:p text:style-name="Normale"/>
      <text:p text:style-name="Normale"># Configura la chiave API di OpenAI</text:p>
      <text:p text:style-name="Normale">openai.api_key = os.getenv("OPENAI_API_KEY") <text:s/># Oppure sostituiscila con la tua chiave</text:p>
      <text:p text:style-name="Normale"/>
      <text:p text:style-name="Normale">def elabora_evento(evento):</text:p>
      <text:p text:style-name="Normale"><text:s text:c="4"/>"""</text:p>
      <text:p text:style-name="Normale"><text:s text:c="4"/>Riformula l'evento tecnico in un linguaggio più naturale usando GPT-4-turbo.</text:p>
      <text:p text:style-name="Normale"><text:s text:c="4"/>"""</text:p>
      <text:p text:style-name="Normale"><text:s text:c="4"/>prompt = f"Riformula in un linguaggio più naturale e chiaro: '{evento}'"</text:p>
      <text:p text:style-name="Normale"><text:s text:c="4"/></text:p>
      <text:soft-page-break/>
      <text:p text:style-name="Normale"><text:s text:c="4"/>try:</text:p>
      <text:p text:style-name="Normale"><text:s text:c="8"/>response = openai.ChatCompletion.create(</text:p>
      <text:p text:style-name="Normale"><text:s text:c="12"/>model="gpt-4-turbo", <text:s/># Usa GPT-4 Turbo per velocità e costo inferiore</text:p>
      <text:p text:style-name="Normale"><text:s text:c="12"/>messages=[{"role": "system", "content": "Sei un assistente esperto in linguaggio tecnico."},</text:p>
      <text:p text:style-name="Normale"><text:s text:c="22"/>{"role": "user", "content": prompt}],</text:p>
      <text:p text:style-name="Normale"><text:s text:c="12"/>temperature=0.7,</text:p>
      <text:p text:style-name="Normale"><text:s text:c="12"/>max_tokens=100</text:p>
      <text:p text:style-name="Normale"><text:s text:c="8"/>)</text:p>
      <text:p text:style-name="Normale"><text:s text:c="8"/>return response["choices"][0]["message"]["content"].strip()</text:p>
      <text:p text:style-name="Normale"><text:s text:c="4"/></text:p>
      <text:p text:style-name="Normale"><text:s text:c="4"/>except Exception as e:</text:p>
      <text:p text:style-name="Normale"><text:s text:c="8"/>print(f"Errore durante l'elaborazione dell'evento: {str(e)}")</text:p>
      <text:p text:style-name="Normale"><text:s text:c="8"/>return evento <text:s/># Ritorna l'evento originale in caso di errore</text:p>
      <text:p text:style-name="Normale"/>
      <text:p text:style-name="Normale">def genera_spiegazioni(file_path):</text:p>
      <text:p text:style-name="Normale"><text:s text:c="4"/>"""</text:p>
      <text:p text:style-name="Normale"><text:s text:c="4"/>Legge un file Excel, estrae gli eventi e genera spiegazioni riformulate con GPT-4.</text:p>
      <text:p text:style-name="Normale"><text:s text:c="4"/>"""</text:p>
      <text:p text:style-name="Normale"><text:s text:c="4"/>df = pd.read_excel(file_path, header=None)</text:p>
      <text:p text:style-name="Normale"><text:s text:c="4"/></text:p>
      <text:p text:style-name="Normale"><text:s text:c="4"/># Imposta la seconda riga come intestazione</text:p>
      <text:p text:style-name="Normale"><text:s text:c="4"/>df.columns = df.iloc[1] <text:s/></text:p>
      <text:p text:style-name="Normale"><text:s text:c="4"/>df = df[2:].reset_index(drop=True)</text:p>
      <text:p text:style-name="Normale"><text:s text:c="4"/></text:p>
      <text:p text:style-name="Normale"><text:s text:c="4"/>colonna_evento = "EVENTO" if "EVENTO" in df.columns else df.columns[1]</text:p>
      <text:p text:style-name="Normale"><text:s text:c="4"/>df_filtrato = df.dropna(subset=[colonna_evento])</text:p>
      <text:p text:style-name="Normale"><text:s text:c="4"/></text:p>
      <text:p text:style-name="Normale"><text:s text:c="4"/>spiegazioni = []</text:p>
      <text:p text:style-name="Normale"><text:s text:c="4"/>for _, row in df_filtrato.iterrows():</text:p>
      <text:p text:style-name="Normale"><text:s text:c="8"/>evento = str(row[colonna_evento])</text:p>
      <text:p text:style-name="Normale"><text:s text:c="8"/>spiegazione = elabora_evento(evento)</text:p>
      <text:p text:style-name="Normale"><text:s text:c="8"/>spiegazioni.append(spiegazione)</text:p>
      <text:soft-page-break/>
      <text:p text:style-name="Normale"><text:s text:c="4"/></text:p>
      <text:p text:style-name="Normale"><text:s text:c="4"/>return spiegazioni</text:p>
      <text:p text:style-name="Normale"/>
      <text:p text:style-name="Normale"># Percorso del file Excel</text:p>
      <text:p text:style-name="Normale">file_path = "dati/DETTAGLIO_CASO_TOILETTE_FUOR_SERVIZIO.xlsx"</text:p>
      <text:p text:style-name="Normale"/>
      <text:p text:style-name="Normale"># Genera spiegazioni con GPT-4</text:p>
      <text:p text:style-name="Normale">spiegazioni = genera_spiegazioni(file_path)</text:p>
      <text:p text:style-name="Normale"/>
      <text:p text:style-name="Normale"># Stampa le prime 10 spiegazioni</text:p>
      <text:p text:style-name="Normale">for spiegazione in spiegazioni[:10]:</text:p>
      <text:p text:style-name="Normale"><text:s text:c="4"/>print(spiegazione)</text:p>
      <text:p text:style-name="P85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3-26T09:07:00Z</meta:creation-date>
    <dc:date>2025-03-31T16:52:00Z</dc:date>
    <meta:template xlink:href="Normal" xlink:type="simple"/>
    <meta:editing-cycles>4</meta:editing-cycles>
    <meta:editing-duration>PT28560S</meta:editing-duration>
    <meta:document-statistic meta:page-count="5" meta:paragraph-count="13" meta:word-count="1037" meta:character-count="6941" meta:row-count="49" meta:non-whitespace-character-count="5917"/>
  </office:meta>
</office:document-meta>
</file>